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ce1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ce1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ce1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table:style-name="Default" office:value-type="float" office:value="0.0132041002343003" calcext:value-type="float">
            <text:p>0.0132041002343</text:p>
          </table:table-cell>
          <table:table-cell office:value-type="string" calcext:value-type="string">
            <text:p>Q</text:p>
          </table:table-cell>
          <table:table-cell table:style-name="Default" office:value-type="float" office:value="0.01298208807653" calcext:value-type="float">
            <text:p>0.01298208807653</text:p>
          </table:table-cell>
          <table:table-cell office:value-type="string" calcext:value-type="string">
            <text:p>M</text:p>
          </table:table-cell>
          <table:table-cell table:style-name="ce20" office:value-type="float" office:value="0.0123422220349312" calcext:value-type="float">
            <text:p>0.012342222034931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7164897463214" calcext:value-type="float">
            <text:p>0.017164897463214</text:p>
          </table:table-cell>
          <table:table-cell office:value-type="string" calcext:value-type="string">
            <text:p>C</text:p>
          </table:table-cell>
          <table:table-cell office:value-type="float" office:value="0.01759915062062" calcext:value-type="float">
            <text:p>0.01759915062062</text:p>
          </table:table-cell>
          <table:table-cell office:value-type="string" calcext:value-type="string">
            <text:p>B</text:p>
          </table:table-cell>
          <table:table-cell office:value-type="float" office:value="0.0165816992521286" calcext:value-type="float">
            <text:p>0.016581699252129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ce1"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office:value-type="float" office:value="0.792238049068927" calcext:value-type="float">
            <text:p>0.792238049068927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</text:p>
          </table:table-cell>
          <table:table-cell table:number-columns-repeated="4"/>
          <table:table-cell office:value-type="float" office:value="0.013346174950199" calcext:value-type="float">
            <text:p>0.013346174950199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0.0123595148324966" calcext:value-type="float">
            <text:p>0.012359514832497</text:p>
          </table:table-cell>
          <table:table-cell table:style-name="ce1" office:value-type="string" calcext:value-type="string">
            <text:p>G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4"/>
          <table:table-cell office:value-type="float" office:value="0.737262469959103" calcext:value-type="float">
            <text:p>0.737262469959103</text:p>
          </table:table-cell>
          <table:table-cell office:value-type="string" calcext:value-type="string">
            <text:p>V</text:p>
          </table:table-cell>
          <table:table-cell table:style-name="ce1" office:value-type="float" office:value="0.845309919679466" calcext:value-type="float">
            <text:p>0.8453099196794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ce4"/>
          <table:table-cell/>
          <table:table-cell table:style-name="ce4"/>
          <table:table-cell table:number-columns-repeated="2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ce1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office:value-type="float" office:value="0.805298618501957" calcext:value-type="float">
            <text:p>0.805298618501957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table:style-name="ce1"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office:value-type="float" office:value="0.0151863422555228" calcext:value-type="float">
            <text:p>0.01518634225552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table:style-name="Default" office:value-type="float" office:value="0.0157265695748833" calcext:value-type="float">
            <text:p>0.015726569574883</text:p>
          </table:table-cell>
          <table:table-cell table:style-name="ce1" office:value-type="string" calcext:value-type="string">
            <text:p>Q</text:p>
          </table:table-cell>
          <table:table-cell table:style-name="Default" office:value-type="float" office:value="0.0155701937990937" calcext:value-type="float">
            <text:p>0.015570193799094</text:p>
          </table:table-cell>
          <table:table-cell table:style-name="ce1" office:value-type="string" calcext:value-type="string">
            <text:p>M</text:p>
          </table:table-cell>
          <table:table-cell table:style-name="ce20" office:value-type="float" office:value="0.0151574256209036" calcext:value-type="float">
            <text:p>0.01515742562090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89587013674991" calcext:value-type="float">
            <text:p>0.018958701367499</text:p>
          </table:table-cell>
          <table:table-cell office:value-type="string" calcext:value-type="string">
            <text:p>C</text:p>
          </table:table-cell>
          <table:table-cell office:value-type="float" office:value="0.0187405184320897" calcext:value-type="float">
            <text:p>0.01874051843209</text:p>
          </table:table-cell>
          <table:table-cell office:value-type="string" calcext:value-type="string">
            <text:p>B</text:p>
          </table:table-cell>
          <table:table-cell office:value-type="float" office:value="0.0187412158896526" calcext:value-type="float">
            <text:p>0.01874121588965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ce1"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office:value-type="float" office:value="0.753627163885939" calcext:value-type="float">
            <text:p>0.75362716388593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 </text:p>
          </table:table-cell>
          <table:table-cell table:number-columns-repeated="4"/>
          <table:table-cell table:style-name="Default" office:value-type="float" office:value="0.0158659019390495" calcext:value-type="float">
            <text:p>0.01586590193905</text:p>
          </table:table-cell>
          <table:table-cell office:value-type="string" calcext:value-type="string">
            <text:p>J</text:p>
          </table:table-cell>
          <table:table-cell table:style-name="Default" office:value-type="float" office:value="0.0150808192168673" calcext:value-type="float">
            <text:p>0.015080819216867</text:p>
          </table:table-cell>
          <table:table-cell table:style-name="ce4" office:value-type="string" calcext:value-type="string">
            <text:p>W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4"/>
          <table:table-cell table:style-name="Default" office:value-type="float" office:value="0.639892414815903" calcext:value-type="float">
            <text:p>0.639892414815903</text:p>
          </table:table-cell>
          <table:table-cell office:value-type="string" calcext:value-type="string">
            <text:p>J</text:p>
          </table:table-cell>
          <table:table-cell table:style-name="Default" office:value-type="float" office:value="0.805922366952779" calcext:value-type="float">
            <text:p>0.805922366952779</text:p>
          </table:table-cell>
          <table:table-cell table:style-name="ce4"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ce4"/>
          <table:table-cell/>
          <table:table-cell table:style-name="ce4" table:number-columns-repeated="2"/>
          <table:table-cell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N,Y), (W,AB), (Y,AD)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G,W), (T,W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4:29:57.075774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7T14:35:31.080105422</dc:date>
    <meta:editing-duration>PT23H25M55S</meta:editing-duration>
    <meta:editing-cycles>99</meta:editing-cycles>
    <meta:generator>LibreOffice/6.0.7.3$Linux_X86_64 LibreOffice_project/00m0$Build-3</meta:generator>
    <meta:document-statistic meta:table-count="6" meta:cell-count="452" meta:object-count="0"/>
  </office:meta>
</office:document-meta>
</file>